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222222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5" style:family="text">
      <style:text-properties fo:font-variant="normal" fo:text-transform="none" fo:color="#1155cc" fo:font-size="12pt" fo:letter-spacing="normal" fo:font-style="normal" fo:font-weight="normal"/>
    </style:style>
    <style:style style:name="T6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7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act Information of Marvin Davis</text:p>
      <text:p text:style-name="Standard"/>
      <text:p text:style-name="P1">Marvin B. Davis</text:p>
      <text:p text:style-name="P1">16 Cheryl Circle</text:p>
      <text:p text:style-name="P1">Taunton, MA 02780</text:p>
      <text:p text:style-name="P1">(508) 944-0522</text:p>
      <text:p text:style-name="P1">mbd0722@gmail.com</text:p>
      <text:p text:style-name="Standard"/>
      <text:p text:style-name="P3"><text:span text:style-name="T3">Marvin Davis</text:span><text:span text:style-name="T7"><text:line-break/></text:span><text:span text:style-name="T3">EDP Systems Analyst III, Network Group</text:span><text:span text:style-name="T7"><text:line-break/></text:span><text:span text:style-name="T3">Massachusetts Department of Transportation</text:span><text:span text:style-name="T7"><text:line-break/></text:span><text:span text:style-name="T3">10 Park Plaza, Suite 8110</text:span><text:span text:style-name="T7"><text:line-break/></text:span><text:span text:style-name="T3">Boston, MA 02116</text:span><text:span text:style-name="T7"><text:line-break/></text:span><text:span text:style-name="T3">Cell: 617-429-7487</text:span><text:span text:style-name="T7"><text:line-break/></text:span><text:a xlink:type="simple" xlink:href="mailto:marvin.davis@dot.state.ma.us" office:target-frame-name="_blank" xlink:show="new" text:style-name="Internet_20_link" text:visited-style-name="Visited_20_Internet_20_Link"><text:span text:style-name="T6">marvin.davis@dot.state.ma.us</text:span></text:a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1S</meta:editing-duration>
    <meta:editing-cycles>3</meta:editing-cycles>
    <meta:generator>OpenOffice/4.1.5$Win32 OpenOffice.org_project/415m1$Build-9789</meta:generator>
    <dc:date>2019-09-10T18:23:02.90</dc:date>
    <meta:document-statistic meta:table-count="0" meta:image-count="0" meta:object-count="0" meta:page-count="1" meta:paragraph-count="7" meta:word-count="40" meta:character-count="300"/>
    <dc:creator>Marvin Davis</dc:creator>
    <meta:user-defined meta:name="Info 1"/>
    <meta:user-defined meta:name="Info 2"/>
    <meta:user-defined meta:name="Info 3"/>
    <meta:user-defined meta:name="Info 4"/>
  </office:meta>
</office:document-meta>
</file>